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89d8" officeooo:paragraph-rsid="001689d8"/>
    </style:style>
    <style:style style:name="P2" style:family="paragraph" style:parent-style-name="Standard">
      <style:text-properties officeooo:rsid="001751a8" officeooo:paragraph-rsid="001751a8"/>
    </style:style>
    <style:style style:name="P3" style:family="paragraph" style:parent-style-name="Standard">
      <style:text-properties officeooo:rsid="0017da31" officeooo:paragraph-rsid="0017da31"/>
    </style:style>
    <style:style style:name="P4" style:family="paragraph" style:parent-style-name="Standard">
      <style:text-properties officeooo:rsid="00199fe2" officeooo:paragraph-rsid="00199fe2"/>
    </style:style>
    <style:style style:name="P5" style:family="paragraph" style:parent-style-name="Standard">
      <style:text-properties officeooo:rsid="001af45a" officeooo:paragraph-rsid="001af45a"/>
    </style:style>
    <style:style style:name="T1" style:family="text">
      <style:text-properties officeooo:rsid="00197973"/>
    </style:style>
    <style:style style:name="T2" style:family="text">
      <style:text-properties officeooo:rsid="00199fe2"/>
    </style:style>
    <style:style style:name="T3" style:family="text">
      <style:text-properties officeooo:rsid="0019ba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ic :</text:p>
      <text:p text:style-name="P1">1. Request Response Cycle !</text:p>
      <text:p text:style-name="P2">2. HTML :</text:p>
      <text:p text:style-name="P2"><text:tab/>1. Heading Tags</text:p>
      <text:p text:style-name="P2"><text:tab/>2. Paragraph Tag</text:p>
      <text:p text:style-name="P2"><text:tab/>3. <text:s/>list : ol , ul</text:p>
      <text:p text:style-name="P2"><text:tab/>4. span</text:p>
      <text:p text:style-name="P2"><text:tab/>5. div</text:p>
      <text:p text:style-name="P2"><text:tab/>6. anchor tag</text:p>
      <text:p text:style-name="P3">3. CSS :</text:p>
      <text:p text:style-name="P3"><text:tab/>1. by tag : p (“all tags of p will be selected”)</text:p>
      <text:p text:style-name="P3"><text:tab/>1. Descendant combinator : <text:span text:style-name="T1">p span (“span in any level”)</text:span></text:p>
      <text:p text:style-name="P3"><text:tab/>2. Children Selector : <text:span text:style-name="T1">p&gt;span (“span should be immediate children”)</text:span></text:p>
      <text:p text:style-name="P3"><text:tab/>3. <text:span text:style-name="T1">Class selector .some-class</text:span></text:p>
      <text:p text:style-name="P3"><text:tab/>4. Element with multiple class : .m1.m2 <text:span text:style-name="T2">(“an element having two class can selected in this way”)</text:span></text:p>
      <text:p text:style-name="P4"><text:tab/>5. .c1 .c2 --&gt; c2 class should be descedant to c1 (“Notice : Space b/w .c1 and .c2”)</text:p>
      <text:p text:style-name="P4"><text:tab/>6. <text:span text:style-name="T3">#the-one --&gt; Selection using id</text:span></text:p>
      <text:p text:style-name="P4"><text:span text:style-name="T3"><text:tab/>7. Attribute Selector : input[value=”Select me”] (“ input tag has a attribute value , we want to select an input tag whose value is “Select me”</text:span></text:p>
      <text:p text:style-name="P4"><text:tab/></text:p>
      <text:p text:style-name="P5">4. Async :</text:p>
      <text:p text:style-name="P5"><text:tab/></text:p>
      <text:p text:style-name="P4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1:13:24.910056518</meta:creation-date>
    <dc:date>2021-03-13T15:51:28.603388287</dc:date>
    <meta:editing-duration>PT3H7M22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140" meta:character-count="708" meta:non-whitespace-character-count="572"/>
  </office:meta>
</office:document-meta>
</file>